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6384" table:default-cell-style-name="Default"/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=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table:number-columns-repeated="25"/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table:number-columns-repeated="13"/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table:number-columns-repeated="15"/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style-name="ce1" table:number-columns-repeated="8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1"/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ce1" table:number-columns-repeated="9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table:number-columns-repeated="17"/>
          <table:table-cell table:number-columns-repeated="1635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0"/>
          <table:table-cell table:style-name="ce5"/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4T10:11:55.790000000</meta:creation-date>
    <meta:generator>LibreOffice/7.4.1.2$Windows_X86_64 LibreOffice_project/3c58a8f3a960df8bc8fd77b461821e42c061c5f0</meta:generator>
    <dc:date>2022-10-04T10:18:02.604000000</dc:date>
    <meta:editing-duration>PT6M6S</meta:editing-duration>
    <meta:editing-cycles>2</meta:editing-cycles>
    <meta:document-statistic meta:table-count="1" meta:cell-count="59" meta:object-count="0"/>
  </office:meta>
</office:document-meta>
</file>